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6d453" officeooo:paragraph-rsid="0016d453"/>
    </style:style>
    <style:style style:name="P2" style:family="paragraph" style:parent-style-name="Standard">
      <style:text-properties fo:language="ru" fo:country="RU" officeooo:rsid="00173d81" officeooo:paragraph-rsid="00173d81"/>
    </style:style>
    <style:style style:name="T1" style:family="text">
      <style:text-properties officeooo:rsid="0017dfab"/>
    </style:style>
    <style:style style:name="T2" style:family="text">
      <style:text-properties officeooo:rsid="0018a8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несено первое изменение. </text:p>
      <text:p text:style-name="P1"/>
      <text:p text:style-name="P1"/>
      <text:p text:style-name="P2">Второе изменение на подходе.</text:p>
      <text:p text:style-name="P2">Привет, это снова <text:span text:style-name="T1">я. </text:span><text:span text:style-name="T2">Вносим очередное изменение. Версия 2.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9T11:15:10.094000000</dc:date>
    <meta:editing-duration>PT11H47M17S</meta:editing-duration>
    <meta:editing-cycles>2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3" meta:word-count="16" meta:character-count="113" meta:non-whitespace-character-count="99"/>
  </office:meta>
</office:document-meta>
</file>